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0000001FAA05EA91B35413D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4.7602in" draw:z-index="0"><draw:image xlink:href="Pictures/10000201000002E0000001FAA05EA91B35413D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2:29:51.225000000</meta:creation-date>
    <dc:date>2022-01-03T22:30:30.238000000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8.1$Windows_X86_64 LibreOffice_project/e1f30c802c3269a1d052614453f260e49458c82c</meta:generator>
  </office:meta>
</office:document-meta>
</file>